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3d828b" officeooo:paragraph-rsid="003d828b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</style:style>
    <style:style style:name="P17" style:family="paragraph" style:parent-style-name="Standard" style:list-style-name="L1">
      <style:text-properties officeooo:rsid="000d2db9" officeooo:paragraph-rsid="000d2db9"/>
    </style:style>
    <style:style style:name="P18" style:family="paragraph" style:parent-style-name="Standard" style:list-style-name="L1">
      <style:text-properties officeooo:rsid="00125b3f" officeooo:paragraph-rsid="00125b3f"/>
    </style:style>
    <style:style style:name="P19" style:family="paragraph" style:parent-style-name="Standard" style:list-style-name="L1">
      <style:text-properties officeooo:rsid="0016dcaa" officeooo:paragraph-rsid="0016dcaa"/>
    </style:style>
    <style:style style:name="P20" style:family="paragraph" style:parent-style-name="Standard" style:list-style-name="L2">
      <style:text-properties officeooo:rsid="00179ad9" officeooo:paragraph-rsid="00179ad9"/>
    </style:style>
    <style:style style:name="P21" style:family="paragraph" style:parent-style-name="Standard" style:list-style-name="L2">
      <style:text-properties officeooo:rsid="00269ad4" officeooo:paragraph-rsid="00269ad4"/>
    </style:style>
    <style:style style:name="P22" style:family="paragraph" style:parent-style-name="Standard" style:list-style-name="L2">
      <style:text-properties officeooo:rsid="0014dbc1" officeooo:paragraph-rsid="0014dbc1"/>
    </style:style>
    <style:style style:name="P23" style:family="paragraph" style:parent-style-name="Standard" style:list-style-name="L2">
      <style:text-properties officeooo:rsid="0014dbc1" officeooo:paragraph-rsid="00179ad9"/>
    </style:style>
    <style:style style:name="P24" style:family="paragraph" style:parent-style-name="Standard" style:list-style-name="L2">
      <style:text-properties officeooo:rsid="002c88c9" officeooo:paragraph-rsid="002c88c9"/>
    </style:style>
    <style:style style:name="P25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7" style:family="paragraph" style:parent-style-name="Standard" style:list-style-name="L2">
      <style:text-properties officeooo:rsid="00186b5c" officeooo:paragraph-rsid="0030e52b"/>
    </style:style>
    <style:style style:name="P28" style:family="paragraph" style:parent-style-name="Standard" style:list-style-name="L2">
      <style:text-properties officeooo:rsid="0033d4df" officeooo:paragraph-rsid="0033d4df"/>
    </style:style>
    <style:style style:name="P29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0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1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32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33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34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35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36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37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38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39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40" style:family="paragraph" style:parent-style-name="Standard" style:list-style-name="L3">
      <style:paragraph-properties fo:orphans="2" fo:widows="2"/>
      <style:text-properties officeooo:paragraph-rsid="00371aeb"/>
    </style:style>
    <style:style style:name="P41" style:family="paragraph" style:parent-style-name="Standard" style:list-style-name="L2">
      <style:text-properties officeooo:rsid="001f5fc1" officeooo:paragraph-rsid="001f5fc1"/>
    </style:style>
    <style:style style:name="P42" style:family="paragraph" style:parent-style-name="Standard" style:list-style-name="L3">
      <style:text-properties fo:color="#2b511a" officeooo:rsid="0041a1f8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9ff21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42864c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officeooo:rsid="0042e17c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6" style:family="text">
      <style:text-properties fo:font-variant="normal" fo:text-transform="none" fo:color="#ce181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fo:color="#ce181e" style:font-name="Arial" fo:font-size="12pt" fo:letter-spacing="normal" fo:font-style="normal" fo:font-weight="normal" officeooo:rsid="0042e17c"/>
    </style:style>
    <style:style style:name="T28" style:family="text">
      <style:text-properties fo:font-variant="normal" fo:text-transform="none" style:font-name="Arial" fo:font-size="12pt" fo:letter-spacing="normal" fo:font-style="normal" fo:font-weight="normal"/>
    </style:style>
    <style:style style:name="T29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30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31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32" style:family="text">
      <style:text-properties officeooo:rsid="00382f9b"/>
    </style:style>
    <style:style style:name="T33" style:family="text">
      <style:text-properties officeooo:rsid="003dba38"/>
    </style:style>
    <style:style style:name="T34" style:family="text">
      <style:text-properties officeooo:rsid="003e9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753621259" text:style-name="L1">
        <text:list-item>
          <text:p text:style-name="P17">Debug the swarm intelligence agent: build a shipyard on turn 1</text:p>
        </text:list-item>
        <text:list-item>
          <text:p text:style-name="P18">Verify that the board positions make sense (logic talks about 0,0 in the bottom left and we may be operating on a vertical mirrored grid)</text:p>
        </text:list-item>
        <text:list-item>
          <text:p text:style-name="P17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19">Include a strong version of the current agent in the fixed opponents pool</text:p>
        </text:list-item>
      </text:list>
      <text:p text:style-name="P1"/>
      <text:p text:style-name="P4">Stretch ideas</text:p>
      <text:list xml:id="list3552202654" text:style-name="L2">
        <text:list-item>
          <text:p text:style-name="P20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1">Keep gathering when you don’t have to run yet (nearest chaser 2 steps away)</text:p>
        </text:list-item>
        <text:list-item>
          <text:p text:style-name="P22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22">Return halite to the nearest base when the game is almost over for ships with little halite (?)</text:p>
        </text:list-item>
        <text:list-item>
          <text:p text:style-name="P20">Don’t spawn if I have a returning agent that will be at 1 step from the current base</text:p>
          <text:p text:style-name="P23"/>
        </text:list-item>
        <text:list-item>
          <text:p text:style-name="P24">Add a correction factor for the smoothed halite when establishing the first base</text:p>
        </text:list-item>
        <text:list-item>
          <text:p text:style-name="P25">Avoid simultaneous arrivals when returning to a base</text:p>
        </text:list-item>
        <text:list-item>
          <text:p text:style-name="P26">Run another optimization against a pool of (stochastic swarm intelligence, logic with all improvements of above <text:span text:style-name="T11">to determine submission config</text:span>)</text:p>
          <text:p text:style-name="P22"/>
        </text:list-item>
        <text:list-item>
          <text:p text:style-name="P27">Try harder to avoid collisions with opponent ships <text:span text:style-name="T12">by reordering the ship execution order</text:span></text:p>
        </text:list-item>
        <text:list-item>
          <text:p text:style-name="P28">Make the agents less lame during the end game <text:span text:style-name="T12">by incorporating</text:span></text:p>
          <text:p text:style-name="P29"/>
        </text:list-item>
        <text:list-item>
          <text:p text:style-name="P31">Don’t build a shipyard when boxed in near the end of the game </text:p>
        </text:list-item>
        <text:list-item>
          <text:p text:style-name="P31"><text:span text:style-name="T13">Continue attempts </text:span>to reduce <text:span text:style-name="T13">unnecessary </text:span>ship loss</text:p>
        </text:list-item>
        <text:list-item>
          <text:p text:style-name="P32">Submit to leaderboard with good settings</text:p>
          <text:p text:style-name="P30"/>
        </text:list-item>
        <text:list-item>
          <text:p text:style-name="P33">Allow for multiple passes in the action computation if the ship was not able to move closer to the target</text:p>
        </text:list-item>
        <text:list-item>
          <text:p text:style-name="P34">Incorporate opponent <text:span text:style-name="T5">ships/bases in computing the agent’s scores (gather, establish base, return base)</text:span></text:p>
        </text:list-item>
        <text:list-item>
          <text:p text:style-name="P35">Take a detour if the path to the target square is blocked by a bad square</text:p>
        </text:list-item>
        <text:list-item>
          <text:p text:style-name="P36">Incorporate halite regrow potential into the target base computation</text:p>
        </text:list-item>
        <text:list-item>
          <text:p text:style-name="P37">Review base construction strategy (?)</text:p>
        </text:list-item>
      </text:list>
      <text:p text:style-name="P8"/>
      <text:p text:style-name="P6"/>
      <text:p text:style-name="P12"><text:span text:style-name="T14">Other V2 </text:span>ideas <text:span text:style-name="T14">July 01</text:span></text:p>
      <text:p text:style-name="P9"><text:span text:style-name="T16">Improved general debugging</text:span><text:span text:style-name="T31"><text:line-break/></text:span><text:span text:style-name="T23">Find a way to extract the state from the halite replays and add tests for expected actions so that we can learn from leaderboard game replays</text:span></text:p>
      <text:p text:style-name="P10"/>
      <text:p text:style-name="P13">Reduce ship loss</text:p>
      <text:list xml:id="list1931225794" text:style-name="L3">
        <text:list-item>
          <text:p text:style-name="P38">Better coordination of ships by reviewing the plan -&gt; action mapping</text:p>
        </text:list-item>
        <text:list-item>
          <text:p text:style-name="P40"><text:span text:style-name="T17">Incorporate position of nearby (but not immediately nearby) ships with &lt;= halite in action planning and score calculation – </text:span><text:span text:style-name="T18">for example: decrease value of actions that can lead to being boxed in by ships with &lt; halite </text:span><text:span text:style-name="T21">(very short horizon). </text:span><text:span text:style-name="T24">Longer horizon: incorporate position of less halite ships </text:span><text:span text:style-name="T25">to prefer regions with less competition</text:span><text:span text:style-name="T24">.</text:span></text:p>
        </text:list-item>
        <text:list-item>
          <text:p text:style-name="P42"><text:span text:style-name="T30">I</text:span><text:span text:style-name="T29">ncorporate distance to my nearest base in gather instructions</text:span></text:p>
        </text:list-item>
        <text:list-item>
          <text:p text:style-name="P40"><text:span text:style-name="T19">Stretch: i</text:span><text:span text:style-name="T17">ncorporate the score </text:span><text:span text:style-name="T20">and 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14">I tend to build a base at (0, 0) after my <text:span text:style-name="T32">last remaining</text:span> base gets destroyed</text:p>
      <text:p text:style-name="P15">Don’t try to <text:span text:style-name="T34">CONVERT to</text:span> a base when I don’t have the budget for <text:span text:style-name="T33">it</text:span></text:p>
      <text:p text:style-name="P16"><text:line-break/><text:span text:style-name="T15">Simulate leaderboard agents in the fixed opponent pool</text:span></text:p>
      <text:list xml:id="list1310799848" text:style-name="L4">
        <text:list-item>
          <text:p text:style-name="P39">Add an agent that has a strong tendency to attack the first agent (see Duster game of my first agent)</text:p>
        </text:list-item>
        <text:list-item>
          <text:p text:style-name="P39">Add an agent that occasionally tries to destroy the base of the first other agent (many of the top agents)</text:p>
        </text:list-item>
        <text:list-item>
          <text:p text:style-name="P39">Add an agent that tries to block the base of the first other agent with two ships (new idea, this could work well when the agent only has 1 base)</text:p>
        </text:list-item>
        <text:list-item>
          <text:p text:style-name="P39">Stretch: add an agent that mimics the Liam strategy of guarding halite with ships</text:p>
        </text:list-item>
      </text:list>
      <text:p text:style-name="P7"/>
      <text:p text:style-name="P8"/>
      <text:p text:style-name="P5"><text:span text:style-name="T9">V3 </text:span>ideas <text:span text:style-name="T9">(stateful)</text:span></text:p>
      <text:list xml:id="list205833678115176" text:continue-list="list3552202654" text:style-name="L2">
        <text:list-item>
          <text:p text:style-name="P41">Learn a model of likely opponent behavi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03T20:58:31.870996925</dc:date>
    <meta:editing-duration>P7DT23H27M34S</meta:editing-duration>
    <meta:editing-cycles>46</meta:editing-cycles>
    <meta:document-statistic meta:table-count="0" meta:image-count="0" meta:object-count="0" meta:page-count="2" meta:paragraph-count="46" meta:word-count="687" meta:character-count="3747" meta:non-whitespace-character-count="3131"/>
  </office:meta>
</office:document-meta>
</file>